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ibution OSGi</text:h>
      <text:p text:style-name="Standard"/>
      <text:p text:style-name="P2">This sample packages the calculator sample as an OSGi bundle. The main differences over and above the basic calculator sample are as follows:</text:p>
      <text:p text:style-name="P2"/>
      <text:p text:style-name="P2">TODO</text:p>
      <text:h text:style-name="Heading_20_2" text:outline-level="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3$Win32 OpenOffice.org_project/330m20$Build-9567</meta:generator>
    <dc:date>2011-09-05T11:34:34.25</dc:date>
    <meta:editing-duration>PT2H59M52S</meta:editing-duration>
    <meta:editing-cycles>31</meta:editing-cycles>
    <meta:document-statistic meta:table-count="0" meta:image-count="0" meta:object-count="0" meta:page-count="1" meta:paragraph-count="3" meta:word-count="26" meta:character-count="162"/>
  </office:meta>
</office:document-meta>
</file>